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99ccff" draw:secondary-fill-color="#99ccff" draw:fill-gradient-name="Radial_20_red_2f_yellow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99ccff" draw:secondary-fill-color="#99ccff" draw:fill-gradient-name="Radial_20_red_2f_yellow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44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5" style:family="graphic" style:parent-style-name="standard">
      <style:graphic-properties draw:marker-end="Pontas_20_das_20_setas_20_2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9pt" style:font-size-asian="9pt" style:font-size-complex="9pt"/>
    </style:style>
    <style:style style:name="P2" style:family="paragraph">
      <style:paragraph-properties fo:text-align="center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.5cm" svg:height="1cm" svg:x="0.2cm" svg:y="2.701cm">
          <text:p text:style-name="P1"><text:span text:style-name="T1">Posicionament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cm" svg:y="0.201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" draw:text-style-name="P1" draw:layer="layout" svg:width="2cm" svg:height="1cm" svg:x="3.2cm" svg:y="2.701cm">
          <text:p text:style-name="P1"><text:span text:style-name="T1">Iluminaçã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5.7cm" svg:y="2.701cm">
          <text:p text:style-name="P1"><text:span text:style-name="T1">Visã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8.2cm" svg:y="2.701cm">
          <text:p text:style-name="P1"><text:span text:style-name="T1">Cort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10.7cm" svg:y="2.701cm">
          <text:p text:style-name="P1"><text:span text:style-name="T1">Projeçã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13.2cm" svg:y="2.701cm">
          <text:p text:style-name="P1"><text:span text:style-name="T1">Rasterizaçã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15.7cm" svg:y="2.701cm">
          <text:p text:style-name="P1"><text:span text:style-name="T1">Visualização</text:span></text:p>
          <draw:enhanced-geometry svg:viewBox="0 0 21600 21600" draw:type="rectangle" draw:enhanced-path="M 0 0 L 21600 0 21600 21600 0 21600 0 0 Z N"/>
        </draw:custom-shape>
        <dr3d:scene draw:style-name="gr3" svg:width="2.632cm" svg:height="2.299cm" svg:x="16.068cm" svg:y="4.201cm" dr3d:transform="matrix (0.76305865878387 -0.0435193882206501 0.644862424168024 -0.106633831298189 0.975581204912768 0.192017026962772 -0.637472124314178 -0.215284406007153 0.739785046653767 -6.38508954670107cm 24.173187860629cm 1.23704109112267cm)" dr3d:vrp="(0 0 5442.85714285714)" dr3d:vpn="(0 0 5002.85714285714)" dr3d:projection="perspective" dr3d:distance="0.44cm" dr3d:focal-length="10cm" dr3d:shadow-slant="0" dr3d:shade-mode="flat" dr3d:ambient-color="#666666" dr3d:lighting-mode="false">
          <dr3d:light dr3d:diffuse-color="#cccccc" dr3d:direction="(-0.0402464760223103 -0.639245889233281 0.76794851016597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4" draw:layer="layout" svg:viewBox="4250 -25501 1751 2001" svg:d="m5125-23500 229-608 647 105-418-505 418-489-647 105-229-608-229 608-646-105 417 489-417 505 646-105 229 608zm-875 0zm1751-2001z"/>
        </dr3d:scene>
        <draw:line draw:style-name="gr5" draw:text-style-name="P2" draw:layer="layout" svg:x1="5.2cm" svg:y1="3.201cm" svg:x2="5.7cm" svg:y2="3.201cm">
          <text:p/>
        </draw:line>
        <draw:line draw:style-name="gr5" draw:text-style-name="P2" draw:layer="layout" svg:x1="2.7cm" svg:y1="3.201cm" svg:x2="3.2cm" svg:y2="3.201cm">
          <text:p/>
        </draw:line>
        <draw:line draw:style-name="gr5" draw:text-style-name="P2" draw:layer="layout" svg:x1="7.7cm" svg:y1="3.201cm" svg:x2="8.2cm" svg:y2="3.201cm">
          <text:p/>
        </draw:line>
        <draw:line draw:style-name="gr5" draw:text-style-name="P2" draw:layer="layout" svg:x1="10.2cm" svg:y1="3.201cm" svg:x2="10.7cm" svg:y2="3.201cm">
          <text:p/>
        </draw:line>
        <draw:line draw:style-name="gr5" draw:text-style-name="P2" draw:layer="layout" svg:x1="12.7cm" svg:y1="3.201cm" svg:x2="13.2cm" svg:y2="3.201cm">
          <text:p/>
        </draw:line>
        <draw:line draw:style-name="gr5" draw:text-style-name="P2" draw:layer="layout" svg:x1="15.2cm" svg:y1="3.201cm" svg:x2="15.7cm" svg:y2="3.201cm">
          <text:p/>
        </draw:line>
        <draw:line draw:style-name="gr5" draw:text-style-name="P2" draw:layer="layout" svg:x1="1.2cm" svg:y1="2.201cm" svg:x2="1.2cm" svg:y2="2.701cm">
          <text:p/>
        </draw:line>
        <draw:line draw:style-name="gr5" draw:text-style-name="P2" draw:layer="layout" svg:x1="17.2cm" svg:y1="3.701cm" svg:x2="17.2cm" svg:y2="4.201cm">
          <text:p/>
        </draw:line>
        <draw:custom-shape draw:style-name="gr1" draw:text-style-name="P1" draw:layer="layout" svg:width="3cm" svg:height="1cm" svg:x="1.4cm" svg:y="4.701cm">
          <text:p text:style-name="P1"><text:span text:style-name="T1">Coordenada</text:span></text:p>
          <text:p text:style-name="P1"><text:span text:style-name="T1">de Mundo/Câmer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6.9cm" svg:y="4.701cm">
          <text:p text:style-name="P1"><text:span text:style-name="T1">Coordenada</text:span></text:p>
          <text:p text:style-name="P1"><text:span text:style-name="T1">de Corte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.9cm" svg:y1="3.201cm" svg:x2="2.9cm" svg:y2="4.701cm">
          <text:p/>
        </draw:line>
        <draw:line draw:style-name="gr6" draw:text-style-name="P2" draw:layer="layout" svg:x1="7.9cm" svg:y1="3.201cm" svg:x2="7.9cm" svg:y2="4.701cm">
          <text:p/>
        </draw:line>
        <draw:custom-shape draw:style-name="gr1" draw:text-style-name="P1" draw:layer="layout" svg:width="2cm" svg:height="1cm" svg:x="11.9cm" svg:y="4.701cm">
          <text:p text:style-name="P1"><text:span text:style-name="T1">Coordenada</text:span></text:p>
          <text:p text:style-name="P1"><text:span text:style-name="T1">de Tela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2.9cm" svg:y1="3.201cm" svg:x2="12.9cm" svg:y2="4.7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Pontas_20_das_20_setas_20_1" draw:display-name="Pontas das setas 1" svg:viewBox="0 0 1321 3493" svg:d="m1321 3493h-1321l702-3493z"/>
    <draw:marker draw:name="Pontas_20_das_20_setas_20_2" draw:display-name="Pontas das setas 2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7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hiago Gomes</meta:initial-creator>
    <meta:creation-date>2011-08-17T10:57:38</meta:creation-date>
    <dc:date>2011-08-17T11:59:20</dc:date>
    <dc:creator>Thiago Gomes</dc:creator>
    <meta:editing-duration>PT15M46S</meta:editing-duration>
    <meta:editing-cycles>2</meta:editing-cycles>
    <meta:generator>BrOffice/3.3$Linux LibreOffice_project/330m19$Build-301</meta:generator>
    <meta:document-statistic meta:object-count="24"/>
  </office:meta>
</office:document-meta>
</file>